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ing" svg:font-family="Timing" style:font-family-generic="roman" style:font-pitch="fixed" style:font-charset="x-symbol"/>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3" style:family="table">
      <style:table-properties style:width="7.3in" table:align="margins"/>
    </style:style>
    <style:style style:name="Table3.A" style:family="table-column">
      <style:table-column-properties style:column-width="1.825in" style:rel-column-width="16383*"/>
    </style:style>
    <style:style style:name="Table3.B" style:family="table-column">
      <style:table-column-properties style:column-width="1.0597in" style:rel-column-width="9516*"/>
    </style:style>
    <style:style style:name="Table3.C" style:family="table-column">
      <style:table-column-properties style:column-width="0.7882in" style:rel-column-width="7077*"/>
    </style:style>
    <style:style style:name="Table3.D" style:family="table-column">
      <style:table-column-properties style:column-width="3.6271in" style:rel-column-width="32559*"/>
    </style:style>
    <style:style style:name="Table3.A1" style:family="table-cell">
      <style:table-cell-properties fo:padding-left="0.0403in" fo:padding-right="0in" fo:padding-top="0.0201in" fo:padding-bottom="0.0201in" fo:border-left="0.05pt solid #000000" fo:border-right="none" fo:border-top="0.05pt solid #000000" fo:border-bottom="0.05pt solid #000000"/>
    </style:style>
    <style:style style:name="Table3.D1" style:family="table-cell">
      <style:table-cell-properties fo:padding-left="0.0403in" fo:padding-right="0in" fo:padding-top="0.0201in" fo:padding-bottom="0.0201in" fo:border="0.05pt solid #000000"/>
    </style:style>
    <style:style style:name="Table3.A2" style:family="table-cell">
      <style:table-cell-properties fo:padding-left="0.0403in" fo:padding-right="0in" fo:padding-top="0.0201in" fo:padding-bottom="0.0201in" fo:border-left="0.05pt solid #000000" fo:border-right="none" fo:border-top="none" fo:border-bottom="0.05pt solid #000000"/>
    </style:style>
    <style:style style:name="Table3.D2" style:family="table-cell">
      <style:table-cell-properties fo:padding-left="0.0403in" fo:padding-right="0in" fo:padding-top="0.0201in" fo:padding-bottom="0.0201in" fo:border-left="0.05pt solid #000000" fo:border-right="0.05pt solid #000000" fo:border-top="none" fo:border-bottom="0.05pt solid #000000"/>
    </style:style>
    <style:style style:name="P1" style:family="paragraph" style:parent-style-name="Header">
      <style:paragraph-properties fo:padding="0in" fo:border-left="none" fo:border-right="none" fo:border-top="none" fo:border-bottom="0.99pt solid #000000" style:shadow="none"/>
      <style:text-properties style:font-name="Arial" fo:font-style="italic" fo:font-weight="bold" style:font-style-asian="italic" style:font-weight-asian="bold" style:font-style-complex="italic" style:font-weight-complex="bold"/>
    </style:style>
    <style:style style:name="P2" style:family="paragraph" style:parent-style-name="Footer">
      <style:paragraph-properties fo:padding="0in" fo:border-left="none" fo:border-right="none" fo:border-top="0.99pt solid #000000" fo:border-bottom="none" style:shadow="none"/>
      <style:text-properties style:font-name="Arial" fo:font-style="italic" fo:font-weight="bold" style:font-style-asian="italic" style:font-weight-asian="bold" style:font-style-complex="italic" style:font-weight-complex="bold"/>
    </style:style>
    <style:style style:name="P3" style:family="paragraph" style:parent-style-name="Standard">
      <style:text-properties style:font-name="Arial"/>
    </style:style>
    <style:style style:name="P4" style:family="paragraph" style:parent-style-name="Standard">
      <style:text-properties style:font-name="Arial" fo:font-size="12pt" style:font-size-asian="12pt" style:font-size-complex="12pt"/>
    </style:style>
    <style:style style:name="P5" style:family="paragraph" style:parent-style-name="Table_20_Contents">
      <style:text-properties style:font-name="Arial"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Table_20_Contents">
      <style:text-properties style:font-name="Arial" fo:font-size="12pt" style:font-size-asian="12pt" style:font-size-complex="12pt"/>
    </style:style>
    <style:style style:name="P7" style:family="paragraph" style:parent-style-name="Standard">
      <style:paragraph-properties fo:margin-top="0in" fo:margin-bottom="0in" loext:contextual-spacing="false"/>
      <style:text-properties style:font-name="Arial" fo:font-size="12pt" style:font-size-asian="12pt" style:font-size-complex="12pt"/>
    </style:style>
    <style:style style:name="P8" style:family="paragraph" style:parent-style-name="Standard">
      <style:text-properties style:font-name="Arial"/>
    </style:style>
    <style:style style:name="P9" style:family="paragraph" style:parent-style-name="Standard">
      <style:text-properties style:font-name="Arial" officeooo:rsid="0003c394" officeooo:paragraph-rsid="0003c394"/>
    </style:style>
    <style:style style:name="P10" style:family="paragraph" style:parent-style-name="Standard">
      <style:text-properties style:font-name="Arial" officeooo:rsid="0005a1a4" officeooo:paragraph-rsid="0005a1a4"/>
    </style:style>
    <style:style style:name="P11" style:family="paragraph" style:parent-style-name="Standard">
      <style:text-properties style:font-name="Arial" officeooo:rsid="0005a1a4" officeooo:paragraph-rsid="00076d26"/>
    </style:style>
    <style:style style:name="P12" style:family="paragraph" style:parent-style-name="Standard">
      <style:text-properties style:font-name="Arial" officeooo:paragraph-rsid="000d976c"/>
    </style:style>
    <style:style style:name="P13" style:family="paragraph" style:parent-style-name="Standard">
      <style:paragraph-properties>
        <style:tab-stops>
          <style:tab-stop style:position="0.789in"/>
        </style:tab-stops>
      </style:paragraph-properties>
      <style:text-properties style:font-name="Arial" fo:font-size="12pt" officeooo:rsid="000fd370" officeooo:paragraph-rsid="000fd370" style:font-size-asian="12pt" style:font-size-complex="12pt"/>
    </style:style>
    <style:style style:name="P14" style:family="paragraph" style:parent-style-name="Standard">
      <style:paragraph-properties>
        <style:tab-stops>
          <style:tab-stop style:position="0.789in"/>
        </style:tab-stops>
      </style:paragraph-properties>
      <style:text-properties style:font-name="Arial" fo:font-size="12pt" officeooo:rsid="0016983e" officeooo:paragraph-rsid="0016983e" style:font-size-asian="12pt" style:font-size-complex="12pt"/>
    </style:style>
    <style:style style:name="P15" style:family="paragraph" style:parent-style-name="Standard">
      <style:paragraph-properties>
        <style:tab-stops>
          <style:tab-stop style:position="0.789in"/>
        </style:tab-stops>
      </style:paragraph-properties>
      <style:text-properties style:font-name="Arial" fo:font-size="12pt" officeooo:rsid="0016983e" officeooo:paragraph-rsid="00201a38" style:font-size-asian="12pt" style:font-size-complex="12pt"/>
    </style:style>
    <style:style style:name="P16" style:family="paragraph" style:parent-style-name="Standard">
      <style:paragraph-properties>
        <style:tab-stops>
          <style:tab-stop style:position="0.789in"/>
        </style:tab-stops>
      </style:paragraph-properties>
      <style:text-properties style:font-name="Arial" fo:font-size="12pt" officeooo:rsid="001a7e04" officeooo:paragraph-rsid="001a7e04" style:font-size-asian="12pt" style:font-size-complex="12pt"/>
    </style:style>
    <style:style style:name="P17" style:family="paragraph" style:parent-style-name="Standard">
      <style:paragraph-properties>
        <style:tab-stops>
          <style:tab-stop style:position="0.789in"/>
        </style:tab-stops>
      </style:paragraph-properties>
      <style:text-properties style:font-name="Arial" fo:font-size="12pt" officeooo:rsid="001c685e" officeooo:paragraph-rsid="001c685e" style:font-size-asian="12pt" style:font-size-complex="12pt"/>
    </style:style>
    <style:style style:name="P18" style:family="paragraph" style:parent-style-name="Standard">
      <style:paragraph-properties>
        <style:tab-stops>
          <style:tab-stop style:position="0.789in"/>
        </style:tab-stops>
      </style:paragraph-properties>
      <style:text-properties style:font-name="Arial" fo:font-size="12pt" officeooo:rsid="001c685e" officeooo:paragraph-rsid="00342aa8" style:font-size-asian="12pt" style:font-size-complex="12pt"/>
    </style:style>
    <style:style style:name="P19" style:family="paragraph" style:parent-style-name="Standard">
      <style:paragraph-properties>
        <style:tab-stops>
          <style:tab-stop style:position="0.789in"/>
        </style:tab-stops>
      </style:paragraph-properties>
      <style:text-properties style:font-name="Arial" fo:font-size="12pt" officeooo:rsid="00201a38" officeooo:paragraph-rsid="00201a38" style:font-size-asian="12pt" style:font-size-complex="12pt"/>
    </style:style>
    <style:style style:name="P20" style:family="paragraph" style:parent-style-name="Standard">
      <style:paragraph-properties>
        <style:tab-stops>
          <style:tab-stop style:position="0.789in"/>
        </style:tab-stops>
      </style:paragraph-properties>
      <style:text-properties style:font-name="Arial" fo:font-size="12pt" officeooo:rsid="0022441e" officeooo:paragraph-rsid="0022441e" style:font-size-asian="12pt" style:font-size-complex="12pt"/>
    </style:style>
    <style:style style:name="P21" style:family="paragraph" style:parent-style-name="Standard">
      <style:paragraph-properties>
        <style:tab-stops>
          <style:tab-stop style:position="0.789in"/>
        </style:tab-stops>
      </style:paragraph-properties>
      <style:text-properties style:font-name="Arial" fo:font-size="12pt" officeooo:rsid="0022441e" officeooo:paragraph-rsid="00249d90" style:font-size-asian="12pt" style:font-size-complex="12pt"/>
    </style:style>
    <style:style style:name="P22" style:family="paragraph" style:parent-style-name="Standard">
      <style:paragraph-properties>
        <style:tab-stops>
          <style:tab-stop style:position="0.789in"/>
        </style:tab-stops>
      </style:paragraph-properties>
      <style:text-properties style:font-name="Arial" fo:font-size="12pt" officeooo:rsid="0022441e" officeooo:paragraph-rsid="0024c668" style:font-size-asian="12pt" style:font-size-complex="12pt"/>
    </style:style>
    <style:style style:name="P23" style:family="paragraph" style:parent-style-name="Standard">
      <style:paragraph-properties>
        <style:tab-stops>
          <style:tab-stop style:position="0.789in"/>
        </style:tab-stops>
      </style:paragraph-properties>
      <style:text-properties style:font-name="Arial" fo:font-size="12pt" officeooo:rsid="0022441e" officeooo:paragraph-rsid="002c0247" style:font-size-asian="12pt" style:font-size-complex="12pt"/>
    </style:style>
    <style:style style:name="P24" style:family="paragraph" style:parent-style-name="Standard">
      <style:paragraph-properties>
        <style:tab-stops>
          <style:tab-stop style:position="0.789in"/>
        </style:tab-stops>
      </style:paragraph-properties>
      <style:text-properties style:font-name="Arial" fo:font-size="12pt" officeooo:rsid="0022441e" officeooo:paragraph-rsid="0031e47b" style:font-size-asian="12pt" style:font-size-complex="12pt"/>
    </style:style>
    <style:style style:name="P25" style:family="paragraph" style:parent-style-name="Standard">
      <style:paragraph-properties>
        <style:tab-stops>
          <style:tab-stop style:position="0.789in"/>
        </style:tab-stops>
      </style:paragraph-properties>
      <style:text-properties style:font-name="Arial" fo:font-size="12pt" officeooo:rsid="0022441e" officeooo:paragraph-rsid="00328183" style:font-size-asian="12pt" style:font-size-complex="12pt"/>
    </style:style>
    <style:style style:name="P26" style:family="paragraph" style:parent-style-name="Standard">
      <style:paragraph-properties>
        <style:tab-stops>
          <style:tab-stop style:position="0.789in"/>
        </style:tab-stops>
      </style:paragraph-properties>
      <style:text-properties style:font-name="Arial" fo:font-size="12pt" officeooo:rsid="00277ffc" officeooo:paragraph-rsid="00277ffc" style:font-size-asian="12pt" style:font-size-complex="12pt"/>
    </style:style>
    <style:style style:name="P27" style:family="paragraph" style:parent-style-name="Standard">
      <style:paragraph-properties>
        <style:tab-stops>
          <style:tab-stop style:position="0.789in"/>
        </style:tab-stops>
      </style:paragraph-properties>
      <style:text-properties style:font-name="Arial" fo:font-size="12pt" officeooo:rsid="0027a2ad" officeooo:paragraph-rsid="0027a2ad" style:font-size-asian="12pt" style:font-size-complex="12pt"/>
    </style:style>
    <style:style style:name="P28" style:family="paragraph" style:parent-style-name="Standard">
      <style:paragraph-properties>
        <style:tab-stops>
          <style:tab-stop style:position="0.789in"/>
        </style:tab-stops>
      </style:paragraph-properties>
      <style:text-properties style:font-name="Arial" fo:font-size="12pt" officeooo:rsid="00283960" officeooo:paragraph-rsid="00283960" style:font-size-asian="12pt" style:font-size-complex="12pt"/>
    </style:style>
    <style:style style:name="P29" style:family="paragraph" style:parent-style-name="Standard">
      <style:paragraph-properties>
        <style:tab-stops>
          <style:tab-stop style:position="0.789in"/>
        </style:tab-stops>
      </style:paragraph-properties>
      <style:text-properties style:font-name="Arial" fo:font-size="12pt" officeooo:rsid="00283960" officeooo:paragraph-rsid="002c0247" style:font-size-asian="12pt" style:font-size-complex="12pt"/>
    </style:style>
    <style:style style:name="P30" style:family="paragraph" style:parent-style-name="Standard">
      <style:paragraph-properties>
        <style:tab-stops>
          <style:tab-stop style:position="0.789in"/>
        </style:tab-stops>
      </style:paragraph-properties>
      <style:text-properties style:font-name="Arial" fo:font-size="12pt" officeooo:rsid="00283960" officeooo:paragraph-rsid="0031e47b" style:font-size-asian="12pt" style:font-size-complex="12pt"/>
    </style:style>
    <style:style style:name="P31" style:family="paragraph" style:parent-style-name="Standard">
      <style:paragraph-properties>
        <style:tab-stops>
          <style:tab-stop style:position="0.789in"/>
        </style:tab-stops>
      </style:paragraph-properties>
      <style:text-properties style:font-name="Arial" fo:font-size="12pt" officeooo:rsid="00283960" officeooo:paragraph-rsid="00342aa8" style:font-size-asian="12pt" style:font-size-complex="12pt"/>
    </style:style>
    <style:style style:name="P32" style:family="paragraph" style:parent-style-name="Standard">
      <style:text-properties style:font-name="Arial" officeooo:rsid="003beae0" officeooo:paragraph-rsid="003beae0"/>
    </style:style>
    <style:style style:name="P33" style:family="paragraph" style:parent-style-name="Standard">
      <style:text-properties style:font-name="Arial" officeooo:rsid="003beae0" officeooo:paragraph-rsid="0045e46b"/>
    </style:style>
    <style:style style:name="P34" style:family="paragraph" style:parent-style-name="Standard">
      <style:text-properties style:font-name="Arial" officeooo:rsid="003f34d6" officeooo:paragraph-rsid="003f34d6"/>
    </style:style>
    <style:style style:name="P35" style:family="paragraph" style:parent-style-name="Standard">
      <style:text-properties style:font-name="Arial" officeooo:rsid="0042275b" officeooo:paragraph-rsid="0042275b"/>
    </style:style>
    <style:style style:name="P36" style:family="paragraph" style:parent-style-name="Standard">
      <style:text-properties style:font-name="Arial" officeooo:rsid="004a754d" officeooo:paragraph-rsid="004a754d"/>
    </style:style>
    <style:style style:name="P37" style:family="paragraph" style:parent-style-name="Standard">
      <style:text-properties style:font-name="Arial" officeooo:paragraph-rsid="004e009d"/>
    </style:style>
    <style:style style:name="P38" style:family="paragraph" style:parent-style-name="Standard">
      <style:text-properties officeooo:paragraph-rsid="004d644e"/>
    </style:style>
    <style:style style:name="P39"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Arial"/>
    </style:style>
    <style:style style:name="P40" style:family="paragraph" style:parent-style-name="Standard">
      <loext:graphic-properties draw:fill="none"/>
      <style:paragraph-properties fo:margin-left="0in" fo:margin-right="0in" fo:text-indent="0in" style:auto-text-indent="false" fo:background-color="transparent"/>
      <style:text-properties style:font-name="Arial"/>
    </style:style>
    <style:style style:name="P41" style:family="paragraph" style:parent-style-name="Standard">
      <loext:graphic-properties draw:fill="none"/>
      <style:paragraph-properties fo:margin-left="0in" fo:margin-right="0in" fo:text-indent="0in" style:auto-text-indent="false" fo:background-color="transparent"/>
      <style:text-properties style:font-name="Arial" officeooo:rsid="003987a1" officeooo:paragraph-rsid="003987a1"/>
    </style:style>
    <style:style style:name="P42" style:family="paragraph" style:parent-style-name="Standard">
      <loext:graphic-properties draw:fill="none"/>
      <style:paragraph-properties fo:margin-left="0in" fo:margin-right="0in" fo:text-indent="0in" style:auto-text-indent="false" fo:background-color="transparent"/>
      <style:text-properties style:font-name="Arial" officeooo:rsid="003987a1" officeooo:paragraph-rsid="0052185f"/>
    </style:style>
    <style:style style:name="P43" style:family="paragraph" style:parent-style-name="Standard">
      <loext:graphic-properties draw:fill="none"/>
      <style:paragraph-properties fo:margin-left="0in" fo:margin-right="0in" fo:text-indent="0in" style:auto-text-indent="false" fo:background-color="transparent"/>
      <style:text-properties style:font-name="Arial" officeooo:paragraph-rsid="0052185f"/>
    </style:style>
    <style:style style:name="P44" style:family="paragraph" style:parent-style-name="Heading_20_2">
      <style:paragraph-properties fo:break-before="page"/>
    </style:style>
    <style:style style:name="P45" style:family="paragraph">
      <style:paragraph-properties fo:text-align="center"/>
    </style:style>
    <style:style style:name="P46" style:family="paragraph">
      <loext:graphic-properties draw:fill="none" draw:fill-color="#ffffff"/>
      <style:text-properties style:font-name="Arial" fo:font-size="10pt" style:font-size-asian="10pt" style:font-size-complex="10pt"/>
    </style:style>
    <style:style style:name="P47" style:family="paragraph">
      <style:paragraph-properties fo:text-align="center"/>
      <style:text-properties style:font-name="Arial"/>
    </style:style>
    <style:style style:name="T1" style:family="text">
      <style:text-properties style:font-name="Arial"/>
    </style:style>
    <style:style style:name="T2" style:family="text">
      <style:text-properties style:font-name="Arial" fo:font-size="12pt" officeooo:rsid="0022441e" style:font-size-asian="12pt" style:font-size-complex="12pt"/>
    </style:style>
    <style:style style:name="T3" style:family="text">
      <style:text-properties style:font-name="Arial" officeooo:rsid="004cadad"/>
    </style:style>
    <style:style style:name="T4" style:family="text">
      <style:text-properties fo:font-weight="bold" style:font-weight-asian="bold" style:font-weight-complex="bold"/>
    </style:style>
    <style:style style:name="T5" style:family="text">
      <style:text-properties fo:font-weight="bold" officeooo:rsid="000fe5fb" style:font-weight-asian="bold" style:font-weight-complex="bold"/>
    </style:style>
    <style:style style:name="T6" style:family="text">
      <style:text-properties fo:font-weight="bold" officeooo:rsid="00214afb" style:font-weight-asian="bold" style:font-weight-complex="bold"/>
    </style:style>
    <style:style style:name="T7" style:family="text">
      <style:text-properties fo:font-weight="bold" officeooo:rsid="00249d90" style:font-weight-asian="bold" style:font-weight-complex="bold"/>
    </style:style>
    <style:style style:name="T8" style:family="text">
      <style:text-properties style:text-position="sub 58%"/>
    </style:style>
    <style:style style:name="T9" style:family="text">
      <style:text-properties officeooo:rsid="00023d41"/>
    </style:style>
    <style:style style:name="T10" style:family="text">
      <style:text-properties officeooo:rsid="0003c394"/>
    </style:style>
    <style:style style:name="T11" style:family="text">
      <style:text-properties officeooo:rsid="00076d26"/>
    </style:style>
    <style:style style:name="T12" style:family="text">
      <style:text-properties officeooo:rsid="00098946"/>
    </style:style>
    <style:style style:name="T13" style:family="text">
      <style:text-properties officeooo:rsid="000bba79"/>
    </style:style>
    <style:style style:name="T14" style:family="text">
      <style:text-properties officeooo:rsid="000fd370"/>
    </style:style>
    <style:style style:name="T15" style:family="text">
      <style:text-properties officeooo:rsid="000fe5fb"/>
    </style:style>
    <style:style style:name="T16" style:family="text">
      <style:text-properties officeooo:rsid="001c685e"/>
    </style:style>
    <style:style style:name="T17" style:family="text">
      <style:text-properties officeooo:rsid="001d67cf"/>
    </style:style>
    <style:style style:name="T18" style:family="text">
      <style:text-properties officeooo:rsid="00201a38"/>
    </style:style>
    <style:style style:name="T19" style:family="text">
      <style:text-properties officeooo:rsid="00214afb"/>
    </style:style>
    <style:style style:name="T20" style:family="text">
      <style:text-properties officeooo:rsid="00249d90"/>
    </style:style>
    <style:style style:name="T21" style:family="text">
      <style:text-properties officeooo:rsid="0026d2c8"/>
    </style:style>
    <style:style style:name="T22" style:family="text">
      <style:text-properties officeooo:rsid="0028c31b"/>
    </style:style>
    <style:style style:name="T23" style:family="text">
      <style:text-properties officeooo:rsid="002c0247"/>
    </style:style>
    <style:style style:name="T24" style:family="text">
      <style:text-properties officeooo:rsid="002f3fb7"/>
    </style:style>
    <style:style style:name="T25" style:family="text">
      <style:text-properties officeooo:rsid="003141cc"/>
    </style:style>
    <style:style style:name="T26" style:family="text">
      <style:text-properties officeooo:rsid="0031e47b"/>
    </style:style>
    <style:style style:name="T27" style:family="text">
      <style:text-properties officeooo:rsid="00362136"/>
    </style:style>
    <style:style style:name="T28" style:family="text">
      <style:text-properties officeooo:rsid="00379774"/>
    </style:style>
    <style:style style:name="T29" style:family="text">
      <style:text-properties officeooo:rsid="003beae0"/>
    </style:style>
    <style:style style:name="T30" style:family="text">
      <style:text-properties officeooo:rsid="003d87bd"/>
    </style:style>
    <style:style style:name="T31" style:family="text">
      <style:text-properties style:font-name="Courier New" fo:font-weight="bold" style:font-weight-asian="bold" style:font-weight-complex="bold"/>
    </style:style>
    <style:style style:name="T32" style:family="text">
      <style:text-properties officeooo:rsid="004160e3"/>
    </style:style>
    <style:style style:name="T33" style:family="text">
      <style:text-properties officeooo:rsid="004a754d"/>
    </style:style>
    <style:style style:name="T34" style:family="text">
      <style:text-properties officeooo:rsid="004e009d"/>
    </style:style>
    <style:style style:name="T35" style:family="text">
      <style:text-properties officeooo:rsid="0051c503"/>
    </style:style>
    <style:style style:name="T36" style:family="text">
      <style:text-properties officeooo:rsid="0052185f"/>
    </style:style>
    <style:style style:name="T37" style:family="text">
      <style:text-properties officeooo:rsid="0055ad12"/>
    </style:style>
    <style:style style:name="T38" style:family="text">
      <style:text-properties officeooo:rsid="00572c0c"/>
    </style:style>
    <style:style style:name="T39" style:family="text">
      <style:text-properties officeooo:rsid="0058a049"/>
    </style:style>
    <style:style style:name="T40" style:family="text">
      <style:text-properties style:font-name="Arial" fo:font-size="10pt" style:font-size-asian="10pt" style:font-size-complex="10pt"/>
    </style:style>
    <style:style style:name="gr1" style:family="graphic">
      <style:graphic-properties svg:stroke-width="0.0402in" draw:marker-start-width="0.1701in" draw:marker-end="Arrow" draw:marker-end-width="0.1299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draw:marker-start="Arrow" draw:marker-start-width="0.1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draw:marker-start="Arrow" draw:marker-start-width="0.1299in" draw:marker-end="" draw:marker-end-width="0.1299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draw:marker-start="" draw:marker-start-width="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draw:marker-start="Arrow" draw:marker-start-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 draw:marker-start-width="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Arrow" draw:marker-start-width="0.1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F<text:span text:style-name="T9">IF</text:span>: Serial <text:span text:style-name="T9">NOR </text:span>Flash <text:span text:style-name="T9">Interface</text:span></text:h>
      <text:p text:style-name="P3"/>
      <text:p text:style-name="P3"><draw:rect text:anchor-type="paragraph" draw:z-index="19" draw:style-name="gr9" draw:text-style-name="P47" svg:width="1.7157in" svg:height="2.2571in" svg:x="1.5717in" svg:y="0.1055in"><text:p text:style-name="P45"><text:span text:style-name="T1">sfif</text:span></text:p></draw:rect><draw:frame text:anchor-type="paragraph" draw:z-index="5" draw:style-name="gr5" draw:text-style-name="P46" svg:width="0.226in" svg:height="0.1803in" svg:x="1.0299in" svg:y="0.1063in"><draw:text-box><text:p><text:span text:style-name="T40">26</text:span></text:p></draw:text-box></draw:frame></text:p>
      <text:p text:style-name="P3"><draw:line text:anchor-type="paragraph" draw:z-index="0" draw:style-name="gr1" draw:text-style-name="P45" svg:x1="0.9846in" svg:y1="0.0945in" svg:x2="1.5713in" svg:y2="0.0945in"><text:p/></draw:line><draw:line text:anchor-type="paragraph" draw:z-index="4" draw:style-name="gr4" draw:text-style-name="P45" svg:x1="1.1654in" svg:y1="0.1394in" svg:x2="1.2555in" svg:y2="0.0492in"><text:p/></draw:line><draw:frame text:anchor-type="paragraph" draw:z-index="7" draw:style-name="gr5" draw:text-style-name="P46" svg:width="0.2614in" svg:height="0.1803in" svg:x="1.2201in" svg:y="0.1063in"><draw:text-box><text:p><text:span text:style-name="T40">32</text:span></text:p></draw:text-box></draw:frame><text:span text:style-name="T10">c</text:span>addr</text:p>
      <text:p text:style-name="P3"><draw:line text:anchor-type="paragraph" draw:z-index="6" draw:style-name="gr6" draw:text-style-name="P45" svg:x1="0.9846in" svg:y1="0.0945in" svg:x2="1.5713in" svg:y2="0.0945in"><text:p/></draw:line><draw:line text:anchor-type="paragraph" draw:z-index="11" draw:style-name="gr4" draw:text-style-name="P45" svg:x1="1.3457in" svg:y1="0.1394in" svg:x2="1.4358in" svg:y2="0.0492in"><text:p/></draw:line><draw:line text:anchor-type="paragraph" draw:z-index="21" draw:style-name="gr11" draw:text-style-name="P45" svg:x1="3.8732in" svg:y1="0.1189in" svg:x2="3.2866in" svg:y2="0.1189in"><text:p/></draw:line><text:span text:style-name="T10">c</text:span>data<text:tab/><text:tab/><text:tab/><text:tab/><text:tab/><text:span text:style-name="T34">NCS</text:span></text:p>
      <text:p text:style-name="P3"><draw:line text:anchor-type="paragraph" draw:z-index="22" draw:style-name="gr11" draw:text-style-name="P45" svg:x1="3.8732in" svg:y1="0.1189in" svg:x2="3.2866in" svg:y2="0.1189in"><text:p/></draw:line><draw:line text:anchor-type="paragraph" draw:z-index="2" draw:style-name="gr3" draw:text-style-name="P45" svg:x1="0.9846in" svg:y1="0.0965in" svg:x2="1.5713in" svg:y2="0.0965in"><text:p/></draw:line><text:span text:style-name="T10">cready</text:span><text:tab/><text:tab/><text:tab/><text:tab/><text:tab/><text:span text:style-name="T34">SCLK</text:span></text:p>
      <text:p text:style-name="P9"><draw:frame text:anchor-type="paragraph" draw:z-index="24" draw:style-name="gr5" draw:text-style-name="P46" svg:width="0.226in" svg:height="0.1803in" svg:x="1.2555in" svg:y="0.1063in"><draw:text-box><text:p><text:span text:style-name="T40">8</text:span></text:p></draw:text-box></draw:frame><draw:frame text:anchor-type="paragraph" draw:z-index="28" draw:style-name="gr5" draw:text-style-name="P46" svg:width="0.226in" svg:height="0.1803in" svg:x="3.5161in" svg:y="0.1626in"><draw:text-box><text:p><text:span text:style-name="T40">4</text:span></text:p></draw:text-box></draw:frame></text:p>
      <text:p text:style-name="P3"><draw:line text:anchor-type="paragraph" draw:z-index="18" draw:style-name="gr8" draw:text-style-name="P45" svg:x1="3.8732in" svg:y1="0.1189in" svg:x2="3.2866in" svg:y2="0.1189in"><text:p/></draw:line><draw:line text:anchor-type="paragraph" draw:z-index="1" draw:style-name="gr2" draw:text-style-name="P45" svg:x1="0.9846in" svg:y1="0.0988in" svg:x2="1.5713in" svg:y2="0.0988in"><text:p/></draw:line><draw:line text:anchor-type="paragraph" draw:z-index="23" draw:style-name="gr4" draw:text-style-name="P45" svg:x1="1.1201in" svg:y1="0.1394in" svg:x2="1.2102in" svg:y2="0.0492in"><text:p/></draw:line><draw:line text:anchor-type="paragraph" draw:z-index="25" draw:style-name="gr4" draw:text-style-name="P45" svg:x1="3.5681in" svg:y1="0.1622in" svg:x2="3.6583in" svg:y2="0.072in"><text:p/></draw:line><draw:frame text:anchor-type="paragraph" draw:z-index="30" draw:style-name="gr5" draw:text-style-name="P46" svg:width="0.226in" svg:height="0.1803in" svg:x="3.5161in" svg:y="0.1626in"><draw:text-box><text:p><text:span text:style-name="T40">4</text:span></text:p></draw:text-box></draw:frame><text:span text:style-name="T33">config</text:span><text:tab/><text:tab/><text:tab/><text:tab/><text:tab/><text:span text:style-name="T34">data_o</text:span></text:p>
      <text:p text:style-name="P3"><draw:frame text:anchor-type="paragraph" draw:z-index="9" draw:style-name="gr5" draw:text-style-name="P46" svg:width="0.226in" svg:height="0.1803in" svg:x="1.2555in" svg:y="0.1063in"><draw:text-box><text:p><text:span text:style-name="T40">8</text:span></text:p></draw:text-box></draw:frame><draw:line text:anchor-type="paragraph" draw:z-index="17" draw:style-name="gr8" draw:text-style-name="P45" svg:x1="3.8732in" svg:y1="0.1189in" svg:x2="3.2866in" svg:y2="0.1189in"><text:p/></draw:line><draw:line text:anchor-type="paragraph" draw:z-index="26" draw:style-name="gr4" draw:text-style-name="P45" svg:x1="3.5681in" svg:y1="0.1622in" svg:x2="3.6583in" svg:y2="0.072in"><text:p/></draw:line><draw:frame text:anchor-type="paragraph" draw:z-index="29" draw:style-name="gr5" draw:text-style-name="P46" svg:width="0.226in" svg:height="0.1803in" svg:x="3.5161in" svg:y="0.1626in"><draw:text-box><text:p><text:span text:style-name="T40">4</text:span></text:p></draw:text-box></draw:frame><text:tab/><text:tab/><text:tab/><text:tab/><text:tab/><text:span text:style-name="T34">drive_o</text:span></text:p>
      <text:p text:style-name="P3"><draw:line text:anchor-type="paragraph" draw:z-index="8" draw:style-name="gr6" draw:text-style-name="P45" svg:x1="0.9846in" svg:y1="0.0945in" svg:x2="1.5713in" svg:y2="0.0945in"><text:p/></draw:line><draw:line text:anchor-type="paragraph" draw:z-index="12" draw:style-name="gr4" draw:text-style-name="P45" svg:x1="1.3457in" svg:y1="0.1394in" svg:x2="1.4358in" svg:y2="0.0492in"><text:p/></draw:line><draw:frame text:anchor-type="paragraph" draw:z-index="14" draw:style-name="gr5" draw:text-style-name="P46" svg:width="0.2732in" svg:height="0.1803in" svg:x="1.2083in" svg:y="0.1063in"><draw:text-box><text:p><text:span text:style-name="T40">10</text:span></text:p></draw:text-box></draw:frame><draw:line text:anchor-type="paragraph" draw:z-index="20" draw:style-name="gr10" draw:text-style-name="P45" svg:x1="3.8732in" svg:y1="0.1189in" svg:x2="3.2866in" svg:y2="0.1189in"><text:p/></draw:line><draw:line text:anchor-type="paragraph" draw:z-index="27" draw:style-name="gr4" draw:text-style-name="P45" svg:x1="3.5681in" svg:y1="0.1622in" svg:x2="3.6583in" svg:y2="0.072in"><text:p/></draw:line><text:span text:style-name="T10">x</text:span>data_o <text:s/><text:tab/> <text:s/><text:tab/><text:tab/><text:tab/><text:tab/><text:span text:style-name="T34">data_i</text:span></text:p>
      <text:p text:style-name="P37"><draw:line text:anchor-type="paragraph" draw:z-index="10" draw:style-name="gr1" draw:text-style-name="P45" svg:x1="0.9846in" svg:y1="0.0945in" svg:x2="1.5713in" svg:y2="0.0945in"><text:p/></draw:line><draw:line text:anchor-type="paragraph" draw:z-index="13" draw:style-name="gr4" draw:text-style-name="P45" svg:x1="1.1201in" svg:y1="0.1394in" svg:x2="1.2102in" svg:y2="0.0492in"><text:p/></draw:line><text:span text:style-name="T10">x</text:span>data_i</text:p>
      <text:p text:style-name="P9"><draw:line text:anchor-type="paragraph" draw:z-index="3" draw:style-name="gr2" draw:text-style-name="P45" svg:x1="0.9846in" svg:y1="0.0945in" svg:x2="1.5713in" svg:y2="0.0945in"><text:p/></draw:line>xtrig</text:p>
      <text:p text:style-name="P9"><draw:line text:anchor-type="paragraph" draw:z-index="15" draw:style-name="gr3" draw:text-style-name="P45" svg:x1="0.9846in" svg:y1="0.1028in" svg:x2="1.5713in" svg:y2="0.1028in"><text:p/></draw:line>xbusy</text:p>
      <text:p text:style-name="P3"><draw:line text:anchor-type="paragraph" draw:z-index="16" draw:style-name="gr7" draw:text-style-name="P45" svg:x1="3.8732in" svg:y1="0.1189in" svg:x2="3.2866in" svg:y2="0.1189in"><text:p/></draw:line><text:tab/><text:tab/><text:tab/><text:tab/><text:tab/>clk, reset</text:p>
      <text:p text:style-name="P3"/>
      <text:p text:style-name="P3"/>
      <text:p text:style-name="P36">config: 8-bit SPI configuration: set when b15='1'. The fields are:</text:p>
      <text:p text:style-name="P36">{speed, rate, dummy, hasmode} in [7:6], [5:4], [3:2], and [1] respectively.</text:p>
      <text:p text:style-name="P36"/>
      <text:p text:style-name="P39"><text:span text:style-name="T10">speed:</text:span><text:tab/>SPI interface speed: 0=--, 1=clk/<text:span text:style-name="T10">2</text:span>, 2=clk/<text:span text:style-name="T10">4</text:span>, 3=clk/8; <text:span text:style-name="T36">Default = 3.</text:span></text:p>
      <text:p text:style-name="P43"><text:span text:style-name="T10">rate:</text:span><text:tab/>Select rate for all ROM reads: 0=single, 1=double, 2=quad; <text:span text:style-name="T36">Default = 0.</text:span></text:p>
      <text:p text:style-name="P42">dummy:<text:tab/>Number of dummy cycles to wait for read data: <text:span text:style-name="T35">{</text:span>4, 6, 8, 10<text:span text:style-name="T35">}</text:span>; <text:span text:style-name="T36">Default = 2 (8).</text:span></text:p>
      <text:p text:style-name="P42">hasmode:<text:tab/>Include a mode byte after the address: <text:span text:style-name="T36">Default = 0.</text:span></text:p>
      <text:p text:style-name="P41"/>
      <text:p text:style-name="P41">The xdata port is used by the MCU to access the flash under software control. Hardware should use it to program the flash to make it unbrickable. </text:p>
      <text:p text:style-name="P40"/>
      <text:p text:style-name="P9"><text:span text:style-name="T4">Generics</text:span>:</text:p>
      <text:p text:style-name="P10">RAMsize:<text:tab/>log2 of the number of 32-bit RAM words.</text:p>
      <text:p text:style-name="P10">BaseAddr: The physical address of the first 64KB sector.</text:p>
      <text:p text:style-name="P10"/>
      <text:p text:style-name="P10">RAM resides at the bottom of the address range to provide faster access. It uses synchronous-read RAM. It gets loaded from flash after reset. <text:span text:style-name="T12">It's assumed that the hardware reset was long enough to let the flash chip settle.</text:span></text:p>
      <text:p text:style-name="P10"/>
      <text:p text:style-name="P11">BaseAddr <text:span text:style-name="T11">is the number of the first 64K block. I</text:span>f non-zero, <text:span text:style-name="T11">it </text:span>allows the bottom of flash to contain the FPGA bitstream. <text:span text:style-name="T11">For example, </text:span>Xilinx 7A35T and 7A100T need 34 and 59 blocks (of 64KB) respectively <text:span text:style-name="T11">for their bitstreams. </text:span>BaseAddr <text:span text:style-name="T11">could be 34 or 59. In practice, BaseAddress would be a power of two for compatibility with flash memory protection capabilities. So, in either case it would be 64. On an Arty A7, that leaves 192 for the app(s).</text:span><text:line-break/></text:p>
      <text:h text:style-name="P44" text:outline-level="2">A Protocol for <text:span text:style-name="T29">Flash</text:span> Programming</text:h>
      <text:p text:style-name="P32">Most FPGA tools have a way to program user data into the SPI boot flash through the FPGA's JTAG. An ASIC will usually have JTAG too. But, since there is already a debug UART, that can be shared <text:span text:style-name="T38">with</text:span> programming hardware <text:span text:style-name="T37">to enable field upgrades.</text:span></text:p>
      <text:p text:style-name="P32"/>
      <text:p text:style-name="P32">A stream-based system should reserve XON <text:span text:style-name="T30">(0x11) </text:span>and XOFF <text:span text:style-name="T30">(0x13)</text:span> for flow control. <text:span text:style-name="T30">DLE (0x10) is used for an escape sequence. DC2 (0x12) is reserved for a sync character. The missing range of 0x10 to 0x13 is replaced by {0x10 0x00} through {0x10 0x03} to pass all 256 8-bit symbols.</text:span></text:p>
      <text:p text:style-name="P32"/>
      <text:p text:style-name="P33"><text:span text:style-name="T30">{0x10 0x0E 0x12} starts an escape sequence that puts the MCU in reset and allows the UART to directly control the SPI port of the flash. {0x10 0x0F 0x12} releases the reset. The trailing 0x12 is for detection of dropped characters.</text:span></text:p>
      <text:p text:style-name="P33"/>
      <text:p text:style-name="P34">The SPI transfer is controlled by a 10-bit symbol in base 32 format. The characters for each digit are {<text:span text:style-name="T31">@ABCDEFGHIJKLMNOPQRSTUVWXYZ[\]^_</text:span>} so each character pair triggers a SPI transfer and returns a 2-digit hex byte. <text:span text:style-name="T32">Programming software knows when to wait for a transfer or not, but the transfer occurs much faster than the baud rate so it won't get stepped on even without flow control. A slow bit rate like 115.2K will transfer 337 KB/min to/from the flash, excluding erase and programming times. Some parts have built-in CRC checking. The programming utility should exploit specific flash hardware features. </text:span></text:p>
      <text:p text:style-name="P34"/>
      <text:p text:style-name="P35">Since the UART is in the MCU module, integration with the flash programming protocol should be handled there too.</text:p>
      <text:h text:style-name="P44" text:outline-level="2">SPI transfers</text:h>
      <text:p text:style-name="P3">Serial Flash uses a “mode 0” SPI interface. The fastest SCLK is half the system clock frequency. The flash device clocks in data at the rising SCLK edge and outputs data at the falling edge.</text:p>
      <text:p text:style-name="P12"/>
      <text:p text:style-name="P12"><text:span text:style-name="T13">Bits 8 and 9 of xdata_i control NCS before and after the SPI transfer. Bit 9 (first) </text:span>deasserts CS for eight SCLK periods before starting the transfer. <text:span text:style-name="T13">Bit 8</text:span> <text:span text:style-name="T13">(last) </text:span>deasserts CS after the transfer.</text:p>
      <text:p text:style-name="P3"/>
      <text:p text:style-name="P3">When a transfer is started, CS is automatically asserted. If <text:span text:style-name="T4">last</text:span>=1, CS is deasserted after the transfer completes. If <text:span text:style-name="T4">first</text:span>=1, CS is deasserted for eight SCLK cycles before the transfer. For most parts, this time t<text:span text:style-name="T8">SHSL</text:span> must be at least 100ns although some parts specify 50ns.</text:p>
      <text:p text:style-name="P3"/>
      <text:p text:style-name="P38"><text:span text:style-name="T3">For double and quad rates, the data lines are</text:span><text:span text:style-name="T1"> </text:span><text:span text:style-name="T3">bidirectional. Rather than using bidirectional I/O ports, each I/O line has separate input, output, and drive-enable lines.</text:span></text:p>
      <text:h text:style-name="Heading_20_2" text:outline-level="2">Read Modes</text:h>
      <text:p text:style-name="P13">There are many standard read modes. Some are supported by all flash parts, some aren't. <text:span text:style-name="T15">The </text:span><text:span text:style-name="T5">rate</text:span><text:span text:style-name="T15"> setting chooses which READ command will be used. "Extended SPI" is assumed. When reading in dual or quad rate mode, different parts use different numbers of dummy cycles between the address and data. It's a tradeoff between maximum operating frequency and number of dummy cycles.</text:span></text:p>
      <text:p text:style-name="P13"/>
      <text:p text:style-name="P28">All parts support Fast Read (0B). Most support 32-bit-address Fast Read (0Ch). The default is 8 dummy cycles.</text:p>
      <text:p text:style-name="P16"/>
      <text:p text:style-name="P15"><text:span text:style-name="T4">Micron</text:span>: </text:p>
      <text:p text:style-name="P15">MT25QL512ABB:</text:p>
      <text:p text:style-name="P17">EB/<text:span text:style-name="T17">EC</text:span> = quad fast read, 1-4-4, 10 dummy cycles after 24/<text:span text:style-name="T17">32</text:span>-bit address.</text:p>
      <text:p text:style-name="P26">One could output a dummy Mode byte and 8 dummy cycles.</text:p>
      <text:p text:style-name="P14"/>
      <text:p text:style-name="P15"><text:span text:style-name="T4">Winbond </text:span><text:span text:style-name="T6">and Cypress</text:span>: </text:p>
      <text:p text:style-name="P31"><text:span text:style-name="T23">B</text:span>B/<text:span text:style-name="T23">B</text:span>C = <text:span text:style-name="T24">dual</text:span> fast read, 1-<text:span text:style-name="T23">2-2</text:span>, <text:span text:style-name="T23">Mode4 and 2</text:span> <text:span text:style-name="T16">(default) dummy cycles after 24/32-bit address.</text:span></text:p>
      <text:p text:style-name="P18">EB/<text:span text:style-name="T17">EC</text:span> = quad fast read, 1-4-4, <text:span text:style-name="T18">Mode8 and 4</text:span> dummy cycles after 24/<text:span text:style-name="T17">32</text:span>-bit address.</text:p>
      <text:p text:style-name="P19">Mode should be F<text:span text:style-name="T27">x</text:span>h, dummy is floating. <text:span text:style-name="T19">Mode may be used to keep the command in 4-wire mode for future reads.</text:span></text:p>
      <text:p text:style-name="P19"/>
      <text:p text:style-name="P20"><text:span text:style-name="T4">Macronix</text:span>:</text:p>
      <text:p text:style-name="P24">MX25L25735F: </text:p>
      <text:p text:style-name="P30"><text:span text:style-name="T23">B</text:span>B = <text:span text:style-name="T24">dual</text:span> fast read, 1-<text:span text:style-name="T23">2-2</text:span>, <text:span text:style-name="T26">4</text:span> <text:span text:style-name="T16">(default) dummy cycles after 24/32-bit address.</text:span></text:p>
      <text:p text:style-name="P25"><text:span text:style-name="T21">EC read not supported. Use </text:span>EB <text:span text:style-name="T21">with</text:span> 32-bit address. <text:span text:style-name="T20">Also uses the Mode byte. </text:span>Bits DC0 and DC1 in the configuration register set the number of dummy cycles. </text:p>
      <text:p text:style-name="P25">For EB read, the default is 6.</text:p>
      <text:p text:style-name="P20"/>
      <text:p text:style-name="P21"><text:span text:style-name="T7">ISSI</text:span>:</text:p>
      <text:p text:style-name="P22">IS25LP256D:</text:p>
      <text:p text:style-name="P29">0B/0C = single fast read, 1-<text:span text:style-name="T23">1-1</text:span>, 8 <text:span text:style-name="T16">(default) dummy cycles after 24/32-bit address.</text:span></text:p>
      <text:p text:style-name="P29"><text:span text:style-name="T23">B</text:span>B/<text:span text:style-name="T23">B</text:span>C = <text:span text:style-name="T24">dual</text:span> fast read, 1-<text:span text:style-name="T23">2-2</text:span>, <text:span text:style-name="T23">Mode4 and 2</text:span> <text:span text:style-name="T16">(default) dummy cycles after 24/32-bit address.</text:span></text:p>
      <text:p text:style-name="P23"><text:soft-page-break/><text:span text:style-name="T16">EB/EC = quad fast read, 1-4-4, Mode8 and 6 (default) dummy cycles after 24/32-bit address.</text:span></text:p>
      <text:p text:style-name="P22"/>
      <text:p text:style-name="P27">The most straightforward option seems to be to rule out parts <text:span text:style-name="T28">over 128M not supporting the EC command </text:span>and use EB/EC for quad read. Use a programmable dummy cycle setting. Software can "feel out" the correct setting <text:span text:style-name="T25">and/or change the flash's timing defaults</text:span>. The controller boots up in 1-wire mode <text:span text:style-name="T22">at a slow speed</text:span>. It's up to software to switch modes to something that suits the flash. </text:p>
      <text:h text:style-name="Heading_20_2" text:outline-level="2">Simulation</text:h>
      <text:p text:style-name="P4"/>
      <text:p text:style-name="P4">The <text:span text:style-name="T4">tb_sfcon</text:span> testbench connects the <text:span text:style-name="T4">sfcon</text:span> module to a VHDL model of a Serial Flash. This model uses some tools from the Free Model Foundation that must be compiled first into a new library called FMF. The first thing to do in setting up a simulation is to create a new FMF library if it doesn't exist.</text:p>
      <text:p text:style-name="P4"/>
      <text:p text:style-name="P4">In ModelSIM, you can add all of the files to the project and edit each file's properties to point them to the right libraries. Note that most files also need the "Use 1993 Language Syntax" box checked.</text:p>
      <text:p text:style-name="P4"/>
      <text:p text:style-name="P4">In Sonata, you can add the FMF files to the FMF (library) part of the workspace and the others to the main workspace. Drag the FMF library to the top so it compiles first.</text:p>
      <text:p text:style-name="P4"/>
      <text:p text:style-name="P7">The testbench model uses the following files in order:</text:p>
      <text:p text:style-name="P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Filename</text:p>
          </table:table-cell>
          <table:table-cell table:style-name="Table3.A1" office:value-type="string">
            <text:p text:style-name="P5">Folder</text:p>
          </table:table-cell>
          <table:table-cell table:style-name="Table3.A1" office:value-type="string">
            <text:p text:style-name="P5">Library</text:p>
          </table:table-cell>
          <table:table-cell table:style-name="Table3.D1" office:value-type="string">
            <text:p text:style-name="P5">Contents</text:p>
          </table:table-cell>
        </table:table-row>
        <table:table-row>
          <table:table-cell table:style-name="Table3.A2" office:value-type="string">
            <text:p text:style-name="P4">conversions.vhd</text:p>
          </table:table-cell>
          <table:table-cell table:style-name="Table3.A2" office:value-type="string">
            <text:p text:style-name="P6">./bench</text:p>
          </table:table-cell>
          <table:table-cell table:style-name="Table3.A2" office:value-type="string">
            <text:p text:style-name="P6">FMF</text:p>
          </table:table-cell>
          <table:table-cell table:style-name="Table3.D2" office:value-type="string">
            <text:p text:style-name="P6">FMF stuff</text:p>
          </table:table-cell>
        </table:table-row>
        <table:table-row>
          <table:table-cell table:style-name="Table3.A2" office:value-type="string">
            <text:p text:style-name="P4">gen_utils.vhd</text:p>
          </table:table-cell>
          <table:table-cell table:style-name="Table3.A2" office:value-type="string">
            <text:p text:style-name="P6">./bench</text:p>
          </table:table-cell>
          <table:table-cell table:style-name="Table3.A2" office:value-type="string">
            <text:p text:style-name="P6">FMF</text:p>
          </table:table-cell>
          <table:table-cell table:style-name="Table3.D2" office:value-type="string">
            <text:p text:style-name="P6">FMF stuff</text:p>
          </table:table-cell>
        </table:table-row>
        <table:table-row>
          <table:table-cell table:style-name="Table3.A2" office:value-type="string">
            <text:p text:style-name="P6">s25fl008a.vhd</text:p>
          </table:table-cell>
          <table:table-cell table:style-name="Table3.A2" office:value-type="string">
            <text:p text:style-name="P6">./bench</text:p>
          </table:table-cell>
          <table:table-cell table:style-name="Table3.A2" office:value-type="string">
            <text:p text:style-name="P6">work</text:p>
          </table:table-cell>
          <table:table-cell table:style-name="Table3.D2" office:value-type="string">
            <text:p text:style-name="P6">Serial Flash model</text:p>
          </table:table-cell>
        </table:table-row>
        <table:table-row>
          <table:table-cell table:style-name="Table3.A2" office:value-type="string">
            <text:p text:style-name="P6">sfcon.vhd</text:p>
          </table:table-cell>
          <table:table-cell table:style-name="Table3.A2" office:value-type="string">
            <text:p text:style-name="P6">.</text:p>
          </table:table-cell>
          <table:table-cell table:style-name="Table3.A2" office:value-type="string">
            <text:p text:style-name="P6">work</text:p>
          </table:table-cell>
          <table:table-cell table:style-name="Table3.D2" office:value-type="string">
            <text:p text:style-name="P6">Wishbone interface to Serial Flash</text:p>
          </table:table-cell>
        </table:table-row>
        <table:table-row>
          <table:table-cell table:style-name="Table3.A2" office:value-type="string">
            <text:p text:style-name="P6">tb_sfcon.vhd</text:p>
          </table:table-cell>
          <table:table-cell table:style-name="Table3.A2" office:value-type="string">
            <text:p text:style-name="P6">./bench</text:p>
          </table:table-cell>
          <table:table-cell table:style-name="Table3.A2" office:value-type="string">
            <text:p text:style-name="P6">work</text:p>
          </table:table-cell>
          <table:table-cell table:style-name="Table3.D2" office:value-type="string">
            <text:p text:style-name="P6">Testbench for sfcon.vhd</text:p>
          </table:table-cell>
        </table:table-row>
      </table:table>
      <text:p text:style-name="P4"/>
      <text:p text:style-name="P4"/>
      <text:p text:style-name="P4">The double and quad speed options have not been tested.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ing" svg:font-family="Timing" style:font-family-generic="roman" style:font-pitch="fixed" style:font-charset="x-symbol"/>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l-10 30h20z"/>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 style:font-family-complex="Tahoma"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99pt solid #000000" style:shadow="none"/>
      <style:text-properties style:font-name="Arial" fo:font-style="italic" fo:font-weight="bold" style:font-style-asian="italic" style:font-weight-asian="bold" style:font-style-complex="italic" style:font-weight-complex="bold"/>
    </style:style>
    <style:style style:name="MP2" style:family="paragraph" style:parent-style-name="Footer">
      <style:paragraph-properties fo:padding="0in" fo:border-left="none" fo:border-right="none" fo:border-top="0.99pt solid #000000" fo:border-bottom="none" style:shadow="none"/>
      <style:text-properties style:font-name="Arial" fo:font-style="italic" fo:font-weight="bold" style:font-style-asian="italic" style:font-weight-asian="bold" style:font-style-complex="italic" style:font-weight-complex="bold"/>
    </style:style>
    <style:style style:name="MT1" style:family="text">
      <style:text-properties officeooo:rsid="000fd370"/>
    </style:style>
    <style:page-layout style:name="Mpm1">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erial Flash SPI <text:span text:style-name="MT1">interface</text:span></text:p>
      </style:header>
      <style:footer>
        <text:p text:style-name="MP2"><text:page-number text:select-page="current">4</text:page-number>/<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meta:creation-date>2008-04-23T09:16:13</meta:creation-date>
    <dc:date>2019-05-10T16:58:11.953000000</dc:date>
    <dc:language>zxx</dc:language>
    <meta:editing-cycles>522</meta:editing-cycles>
    <meta:editing-duration>P1DT7H21M38S</meta:editing-duration>
    <meta:document-statistic meta:table-count="1" meta:image-count="0" meta:object-count="0" meta:page-count="4" meta:paragraph-count="88" meta:word-count="1170" meta:character-count="6809" meta:non-whitespace-character-count="5689"/>
    <meta:user-defined meta:name="Info 1"/>
    <meta:user-defined meta:name="Info 2"/>
    <meta:user-defined meta:name="Info 3"/>
    <meta:user-defined meta:name="Info 4"/>
  </office:meta>
</office:document-meta>
</file>